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7bfb67"/>
    </style:style>
    <style:style style:name="P9" style:family="paragraph" style:parent-style-name="Text_20_body">
      <style:paragraph-properties fo:text-align="justify" style:justify-single-word="false"/>
      <style:text-properties officeooo:paragraph-rsid="01809198"/>
    </style:style>
    <style:style style:name="P10" style:family="paragraph" style:parent-style-name="Text_20_body">
      <style:paragraph-properties fo:text-align="justify" style:justify-single-word="false"/>
      <style:text-properties officeooo:paragraph-rsid="01c9af1a"/>
    </style:style>
    <style:style style:name="P11" style:family="paragraph" style:parent-style-name="Text_20_body">
      <style:paragraph-properties fo:text-align="justify" style:justify-single-word="false"/>
      <style:text-properties officeooo:rsid="001b0292" officeooo:paragraph-rsid="0025a744"/>
    </style:style>
    <style:style style:name="P12" style:family="paragraph" style:parent-style-name="Text_20_body">
      <style:paragraph-properties fo:text-align="justify" style:justify-single-word="false"/>
      <style:text-properties officeooo:rsid="002e8270" officeooo:paragraph-rsid="002e8270"/>
    </style:style>
    <style:style style:name="P13" style:family="paragraph" style:parent-style-name="Text_20_body">
      <style:paragraph-properties fo:text-align="justify" style:justify-single-word="false"/>
      <style:text-properties officeooo:rsid="0033f61a" officeooo:paragraph-rsid="0033f61a"/>
    </style:style>
    <style:style style:name="P14"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7"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9"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21"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2"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3"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4"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5"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6"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7"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41"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81"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2"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84" style:family="paragraph" style:parent-style-name="Text_20_body">
      <style:paragraph-properties fo:text-align="justify" style:justify-single-word="false"/>
      <style:text-properties fo:font-style="normal" officeooo:rsid="017d31a3" officeooo:paragraph-rsid="017d31a3" fo:background-color="transparent" style:font-style-asian="normal" style:font-style-complex="normal"/>
    </style:style>
    <style:style style:name="P85"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6"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7"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8"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9"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90"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91"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92"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93"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94" style:family="paragraph" style:parent-style-name="Text_20_body">
      <style:text-properties officeooo:rsid="003e4239" officeooo:paragraph-rsid="003e4239"/>
    </style:style>
    <style:style style:name="P95" style:family="paragraph" style:parent-style-name="Text_20_body">
      <style:text-properties officeooo:paragraph-rsid="003e4239"/>
    </style:style>
    <style:style style:name="P96" style:family="paragraph" style:parent-style-name="Text_20_body">
      <style:text-properties officeooo:rsid="00579543" officeooo:paragraph-rsid="00579543"/>
    </style:style>
    <style:style style:name="P97" style:family="paragraph" style:parent-style-name="Text_20_body">
      <style:text-properties officeooo:rsid="0057b159" officeooo:paragraph-rsid="0057b159"/>
    </style:style>
    <style:style style:name="P98" style:family="paragraph" style:parent-style-name="Text_20_body">
      <style:text-properties officeooo:rsid="0057b159" officeooo:paragraph-rsid="007c05f1"/>
    </style:style>
    <style:style style:name="P99" style:family="paragraph" style:parent-style-name="Text_20_body">
      <style:text-properties officeooo:rsid="00653342" officeooo:paragraph-rsid="00653342"/>
    </style:style>
    <style:style style:name="P100" style:family="paragraph" style:parent-style-name="Text_20_body">
      <style:text-properties officeooo:rsid="006a81ce" officeooo:paragraph-rsid="006a81ce"/>
    </style:style>
    <style:style style:name="P101" style:family="paragraph" style:parent-style-name="Text_20_body">
      <style:text-properties officeooo:rsid="006a81ce" officeooo:paragraph-rsid="0078fc2c"/>
    </style:style>
    <style:style style:name="P102" style:family="paragraph" style:parent-style-name="Text_20_body">
      <style:text-properties officeooo:rsid="006a81ce" officeooo:paragraph-rsid="0057b159"/>
    </style:style>
    <style:style style:name="P103" style:family="paragraph" style:parent-style-name="Text_20_body">
      <style:text-properties officeooo:rsid="00771a87" officeooo:paragraph-rsid="00771a87"/>
    </style:style>
    <style:style style:name="P104" style:family="paragraph" style:parent-style-name="Text_20_body">
      <style:text-properties officeooo:rsid="007c05f1" officeooo:paragraph-rsid="007c05f1"/>
    </style:style>
    <style:style style:name="P105" style:family="paragraph" style:parent-style-name="Text_20_body">
      <style:text-properties officeooo:rsid="0062de02" officeooo:paragraph-rsid="0062de02"/>
    </style:style>
    <style:style style:name="P106" style:family="paragraph" style:parent-style-name="Text_20_body">
      <style:text-properties officeooo:rsid="0062de02" officeooo:paragraph-rsid="00829ff2"/>
    </style:style>
    <style:style style:name="P107" style:family="paragraph" style:parent-style-name="Text_20_body">
      <style:text-properties officeooo:rsid="0062de02" officeooo:paragraph-rsid="008317e6"/>
    </style:style>
    <style:style style:name="P108" style:family="paragraph" style:parent-style-name="Text_20_body">
      <style:text-properties officeooo:rsid="0062de02" officeooo:paragraph-rsid="0086045d"/>
    </style:style>
    <style:style style:name="P109" style:family="paragraph" style:parent-style-name="Text_20_body">
      <style:text-properties officeooo:rsid="00829ff2" officeooo:paragraph-rsid="00829ff2"/>
    </style:style>
    <style:style style:name="P110" style:family="paragraph" style:parent-style-name="Text_20_body">
      <style:text-properties officeooo:rsid="008317e6" officeooo:paragraph-rsid="008317e6"/>
    </style:style>
    <style:style style:name="P111" style:family="paragraph" style:parent-style-name="Text_20_body">
      <style:text-properties officeooo:paragraph-rsid="00653342"/>
    </style:style>
    <style:style style:name="P112" style:family="paragraph" style:parent-style-name="Text_20_body">
      <style:text-properties officeooo:rsid="0086045d" officeooo:paragraph-rsid="0086045d"/>
    </style:style>
    <style:style style:name="P113" style:family="paragraph" style:parent-style-name="Text_20_body">
      <style:text-properties officeooo:rsid="008afce7" officeooo:paragraph-rsid="008afce7"/>
    </style:style>
    <style:style style:name="P114" style:family="paragraph" style:parent-style-name="Text_20_body">
      <style:text-properties officeooo:rsid="008afce7" officeooo:paragraph-rsid="008c2c37"/>
    </style:style>
    <style:style style:name="P115" style:family="paragraph" style:parent-style-name="Text_20_body">
      <style:text-properties officeooo:rsid="0091bcb0" officeooo:paragraph-rsid="0091bcb0"/>
    </style:style>
    <style:style style:name="P116" style:family="paragraph" style:parent-style-name="Text_20_body">
      <style:text-properties officeooo:rsid="0091bcb0" officeooo:paragraph-rsid="00b233e9"/>
    </style:style>
    <style:style style:name="P117" style:family="paragraph" style:parent-style-name="Text_20_body">
      <style:text-properties officeooo:rsid="0098f74d" officeooo:paragraph-rsid="0098f74d"/>
    </style:style>
    <style:style style:name="P118" style:family="paragraph" style:parent-style-name="Text_20_body">
      <style:text-properties officeooo:rsid="009bd08c" officeooo:paragraph-rsid="009d03f3"/>
    </style:style>
    <style:style style:name="P119" style:family="paragraph" style:parent-style-name="Text_20_body">
      <style:text-properties officeooo:rsid="00a0e011" officeooo:paragraph-rsid="00a0e011"/>
    </style:style>
    <style:style style:name="P120" style:family="paragraph" style:parent-style-name="Text_20_body">
      <style:text-properties officeooo:rsid="00a25a4c" officeooo:paragraph-rsid="00a25a4c"/>
    </style:style>
    <style:style style:name="P121" style:family="paragraph" style:parent-style-name="Text_20_body">
      <style:text-properties officeooo:rsid="00a57ea8" officeooo:paragraph-rsid="00a57ea8"/>
    </style:style>
    <style:style style:name="P122" style:family="paragraph" style:parent-style-name="Text_20_body">
      <style:text-properties officeooo:rsid="00b7b032" officeooo:paragraph-rsid="00b7b032"/>
    </style:style>
    <style:style style:name="P123" style:family="paragraph" style:parent-style-name="Text_20_body">
      <style:text-properties officeooo:rsid="00b85c32" officeooo:paragraph-rsid="00b85c32"/>
    </style:style>
    <style:style style:name="P124" style:family="paragraph" style:parent-style-name="Text_20_body">
      <style:text-properties officeooo:rsid="00bf0f2e" officeooo:paragraph-rsid="00bf0f2e"/>
    </style:style>
    <style:style style:name="P125" style:family="paragraph" style:parent-style-name="Text_20_body">
      <style:text-properties officeooo:rsid="00c2ba05" officeooo:paragraph-rsid="00c2ba05"/>
    </style:style>
    <style:style style:name="P126" style:family="paragraph" style:parent-style-name="Text_20_body">
      <style:text-properties officeooo:rsid="00c2ba05" officeooo:paragraph-rsid="00c2ba05" fo:background-color="#ffff00"/>
    </style:style>
    <style:style style:name="P127" style:family="paragraph" style:parent-style-name="Text_20_body">
      <style:text-properties officeooo:rsid="00c6e0d4" officeooo:paragraph-rsid="00c6e0d4" fo:background-color="#ffff00"/>
    </style:style>
    <style:style style:name="P128" style:family="paragraph" style:parent-style-name="Text_20_body">
      <style:text-properties officeooo:rsid="00c73364" officeooo:paragraph-rsid="00c73364" fo:background-color="#ffff00"/>
    </style:style>
    <style:style style:name="P129" style:family="paragraph" style:parent-style-name="Text_20_body">
      <style:text-properties officeooo:rsid="00c6e0d4" officeooo:paragraph-rsid="00c6e0d4"/>
    </style:style>
    <style:style style:name="P130" style:family="paragraph" style:parent-style-name="Text_20_body">
      <style:text-properties officeooo:rsid="00c6e0d4" officeooo:paragraph-rsid="00c8541b"/>
    </style:style>
    <style:style style:name="P131" style:family="paragraph" style:parent-style-name="Text_20_body">
      <style:text-properties officeooo:rsid="00b8e128" officeooo:paragraph-rsid="00cafc33"/>
    </style:style>
    <style:style style:name="P132" style:family="paragraph" style:parent-style-name="Text_20_body">
      <style:text-properties officeooo:rsid="00c8541b" officeooo:paragraph-rsid="00c8541b"/>
    </style:style>
    <style:style style:name="P133" style:family="paragraph" style:parent-style-name="Text_20_body">
      <style:text-properties officeooo:rsid="00bc45f6" officeooo:paragraph-rsid="00cafc33"/>
    </style:style>
    <style:style style:name="P134" style:family="paragraph" style:parent-style-name="Text_20_body">
      <style:paragraph-properties fo:text-align="justify" style:justify-single-word="false"/>
      <style:text-properties officeooo:rsid="00d31dd5" officeooo:paragraph-rsid="00d31dd5"/>
    </style:style>
    <style:style style:name="P135" style:family="paragraph" style:parent-style-name="Text_20_body">
      <style:paragraph-properties fo:text-align="justify" style:justify-single-word="false"/>
      <style:text-properties officeooo:rsid="00d3d437" officeooo:paragraph-rsid="00d3d437"/>
    </style:style>
    <style:style style:name="P136" style:family="paragraph" style:parent-style-name="Text_20_body">
      <style:text-properties officeooo:rsid="00e306d8" officeooo:paragraph-rsid="00e306d8"/>
    </style:style>
    <style:style style:name="P137" style:family="paragraph" style:parent-style-name="Text_20_body">
      <style:paragraph-properties fo:text-align="justify" style:justify-single-word="false"/>
      <style:text-properties officeooo:rsid="00fe0e97" officeooo:paragraph-rsid="00fe0e97"/>
    </style:style>
    <style:style style:name="P138" style:family="paragraph" style:parent-style-name="Text_20_body">
      <style:paragraph-properties fo:text-align="justify" style:justify-single-word="false"/>
      <style:text-properties officeooo:rsid="00e29fcc" officeooo:paragraph-rsid="00e29fcc"/>
    </style:style>
    <style:style style:name="P139" style:family="paragraph" style:parent-style-name="Text_20_body">
      <style:paragraph-properties fo:text-align="justify" style:justify-single-word="false"/>
      <style:text-properties officeooo:rsid="00ff30b8" officeooo:paragraph-rsid="00ff30b8"/>
    </style:style>
    <style:style style:name="P140" style:family="paragraph" style:parent-style-name="Text_20_body">
      <style:paragraph-properties fo:text-align="justify" style:justify-single-word="false"/>
      <style:text-properties officeooo:rsid="017c3bf5" officeooo:paragraph-rsid="017c3bf5"/>
    </style:style>
    <style:style style:name="P141" style:family="paragraph" style:parent-style-name="Text_20_body">
      <style:paragraph-properties fo:text-align="justify" style:justify-single-word="false"/>
      <style:text-properties officeooo:rsid="017ac578" officeooo:paragraph-rsid="017bfb67"/>
    </style:style>
    <style:style style:name="P142" style:family="paragraph" style:parent-style-name="Text_20_body">
      <style:paragraph-properties fo:text-align="justify" style:justify-single-word="false"/>
      <style:text-properties officeooo:rsid="017ecbf4" officeooo:paragraph-rsid="017ecbf4"/>
    </style:style>
    <style:style style:name="P143" style:family="paragraph" style:parent-style-name="Text_20_body">
      <style:paragraph-properties fo:text-align="justify" style:justify-single-word="false"/>
      <style:text-properties officeooo:rsid="01823ec3" officeooo:paragraph-rsid="01823ec3"/>
    </style:style>
    <style:style style:name="P144" style:family="paragraph" style:parent-style-name="Text_20_body">
      <style:paragraph-properties fo:text-align="justify" style:justify-single-word="false"/>
      <style:text-properties officeooo:rsid="0185c40f" officeooo:paragraph-rsid="01881bc2"/>
    </style:style>
    <style:style style:name="P145" style:family="paragraph" style:parent-style-name="Text_20_body">
      <style:paragraph-properties fo:text-align="justify" style:justify-single-word="false"/>
      <style:text-properties officeooo:rsid="0186f8a6" officeooo:paragraph-rsid="018d6ac2"/>
    </style:style>
    <style:style style:name="P146" style:family="paragraph" style:parent-style-name="Text_20_body">
      <style:paragraph-properties fo:text-align="justify" style:justify-single-word="false"/>
      <style:text-properties officeooo:rsid="01881bc2" officeooo:paragraph-rsid="018f1271"/>
    </style:style>
    <style:style style:name="P147" style:family="paragraph" style:parent-style-name="Text_20_body">
      <style:paragraph-properties fo:text-align="justify" style:justify-single-word="false"/>
      <style:text-properties officeooo:rsid="018e0d0e" officeooo:paragraph-rsid="018e0d0e"/>
    </style:style>
    <style:style style:name="P148" style:family="paragraph" style:parent-style-name="Text_20_body">
      <style:paragraph-properties fo:text-align="justify" style:justify-single-word="false"/>
      <style:text-properties officeooo:rsid="01906b6b" officeooo:paragraph-rsid="01906b6b"/>
    </style:style>
    <style:style style:name="P149" style:family="paragraph" style:parent-style-name="Text_20_body">
      <style:paragraph-properties fo:text-align="justify" style:justify-single-word="false"/>
      <style:text-properties officeooo:rsid="0189e5f1" officeooo:paragraph-rsid="018f1271"/>
    </style:style>
    <style:style style:name="P150" style:family="paragraph" style:parent-style-name="Text_20_body">
      <style:paragraph-properties fo:text-align="justify" style:justify-single-word="false"/>
      <style:text-properties officeooo:rsid="0191c0c9" officeooo:paragraph-rsid="0191c0c9"/>
    </style:style>
    <style:style style:name="P151" style:family="paragraph" style:parent-style-name="Text_20_body">
      <style:paragraph-properties fo:text-align="justify" style:justify-single-word="false"/>
      <style:text-properties officeooo:rsid="01938c65" officeooo:paragraph-rsid="01938c65"/>
    </style:style>
    <style:style style:name="P152" style:family="paragraph" style:parent-style-name="Footnote">
      <style:text-properties officeooo:paragraph-rsid="0125a2a2"/>
    </style:style>
    <style:style style:name="P153" style:family="paragraph" style:parent-style-name="Text_20_body">
      <style:paragraph-properties fo:text-align="justify" style:justify-single-word="false" fo:padding="0cm" fo:border="none" style:shadow="none" style:join-border="false"/>
      <style:text-properties officeooo:rsid="01938c65" officeooo:paragraph-rsid="01938c65"/>
    </style:style>
    <style:style style:name="P154" style:family="paragraph" style:parent-style-name="Text_20_body">
      <style:paragraph-properties fo:text-align="justify" style:justify-single-word="false" fo:padding="0cm" fo:border="none" style:shadow="none" style:join-border="false"/>
      <style:text-properties officeooo:rsid="01996160" officeooo:paragraph-rsid="01996160"/>
    </style:style>
    <style:style style:name="P155" style:family="paragraph" style:parent-style-name="Text_20_body">
      <style:paragraph-properties fo:text-align="justify" style:justify-single-word="false" fo:padding="0cm" fo:border="none" style:shadow="none" style:join-border="false"/>
      <style:text-properties officeooo:rsid="01a11b49" officeooo:paragraph-rsid="01a11b49"/>
    </style:style>
    <style:style style:name="P156" style:family="paragraph" style:parent-style-name="Text_20_body">
      <style:paragraph-properties fo:text-align="justify" style:justify-single-word="false" fo:padding="0cm" fo:border="none" style:shadow="none" style:join-border="false"/>
      <style:text-properties officeooo:rsid="01a11b49" officeooo:paragraph-rsid="01c3a31d"/>
    </style:style>
    <style:style style:name="P157" style:family="paragraph" style:parent-style-name="Text_20_body">
      <style:paragraph-properties fo:text-align="justify" style:justify-single-word="false" fo:padding="0cm" fo:border="none" style:shadow="none" style:join-border="false"/>
      <style:text-properties officeooo:rsid="01a11b49" officeooo:paragraph-rsid="01c67ebe"/>
    </style:style>
    <style:style style:name="P158" style:family="paragraph" style:parent-style-name="Text_20_body">
      <style:paragraph-properties fo:text-align="justify" style:justify-single-word="false" fo:padding="0cm" fo:border="none" style:shadow="none" style:join-border="false"/>
      <style:text-properties officeooo:rsid="01a3bad0" officeooo:paragraph-rsid="01a3bad0"/>
    </style:style>
    <style:style style:name="P159" style:family="paragraph" style:parent-style-name="Text_20_body">
      <style:paragraph-properties fo:text-align="justify" style:justify-single-word="false" fo:padding="0cm" fo:border="none" style:shadow="none" style:join-border="false"/>
      <style:text-properties officeooo:rsid="01a3bd70" officeooo:paragraph-rsid="01a3bd70"/>
    </style:style>
    <style:style style:name="P160" style:family="paragraph" style:parent-style-name="Text_20_body">
      <style:paragraph-properties fo:text-align="justify" style:justify-single-word="false" fo:padding="0cm" fo:border="none" style:shadow="none" style:join-border="false"/>
      <style:text-properties officeooo:rsid="01a6b956" officeooo:paragraph-rsid="01a6b956"/>
    </style:style>
    <style:style style:name="P161" style:family="paragraph" style:parent-style-name="Text_20_body">
      <style:paragraph-properties fo:text-align="justify" style:justify-single-word="false" fo:padding="0cm" fo:border="none" style:shadow="none" style:join-border="false"/>
      <style:text-properties officeooo:rsid="01a7b03f" officeooo:paragraph-rsid="01a7b03f"/>
    </style:style>
    <style:style style:name="P162" style:family="paragraph" style:parent-style-name="Text_20_body">
      <style:paragraph-properties fo:text-align="justify" style:justify-single-word="false" fo:padding="0cm" fo:border="none" style:shadow="none" style:join-border="false"/>
      <style:text-properties officeooo:rsid="01ad0601" officeooo:paragraph-rsid="01ad0601"/>
    </style:style>
    <style:style style:name="P163" style:family="paragraph" style:parent-style-name="Text_20_body">
      <style:paragraph-properties fo:text-align="justify" style:justify-single-word="false" fo:padding="0cm" fo:border="none" style:shadow="none" style:join-border="false"/>
      <style:text-properties officeooo:rsid="01ae1e13" officeooo:paragraph-rsid="01ae1e13"/>
    </style:style>
    <style:style style:name="P164" style:family="paragraph" style:parent-style-name="Text_20_body">
      <style:paragraph-properties fo:text-align="justify" style:justify-single-word="false" fo:padding="0cm" fo:border="none" style:shadow="none" style:join-border="false"/>
      <style:text-properties officeooo:rsid="01b008dd" officeooo:paragraph-rsid="01b008dd"/>
    </style:style>
    <style:style style:name="P165" style:family="paragraph" style:parent-style-name="Text_20_body">
      <style:paragraph-properties fo:text-align="justify" style:justify-single-word="false" fo:padding="0cm" fo:border="none" style:shadow="none" style:join-border="false"/>
      <style:text-properties officeooo:rsid="01b0ebd1" officeooo:paragraph-rsid="01b0ebd1"/>
    </style:style>
    <style:style style:name="P166" style:family="paragraph" style:parent-style-name="Text_20_body">
      <style:paragraph-properties fo:text-align="justify" style:justify-single-word="false" fo:padding="0cm" fo:border="none" style:shadow="none" style:join-border="false"/>
      <style:text-properties officeooo:rsid="01b67eef" officeooo:paragraph-rsid="01b67eef"/>
    </style:style>
    <style:style style:name="P167" style:family="paragraph" style:parent-style-name="Text_20_body">
      <style:paragraph-properties fo:text-align="justify" style:justify-single-word="false" fo:padding="0cm" fo:border="none" style:shadow="none" style:join-border="false"/>
      <style:text-properties officeooo:rsid="01b920d3" officeooo:paragraph-rsid="01b920d3"/>
    </style:style>
    <style:style style:name="P168" style:family="paragraph" style:parent-style-name="Text_20_body">
      <style:paragraph-properties fo:text-align="justify" style:justify-single-word="false" fo:padding="0cm" fo:border="none" style:shadow="none" style:join-border="false"/>
      <style:text-properties officeooo:rsid="01bbf121" officeooo:paragraph-rsid="01bbf121"/>
    </style:style>
    <style:style style:name="P169" style:family="paragraph" style:parent-style-name="Text_20_body">
      <style:paragraph-properties fo:text-align="justify" style:justify-single-word="false" fo:padding="0cm" fo:border="none" style:shadow="none" style:join-border="false"/>
      <style:text-properties officeooo:rsid="01c67ebe" officeooo:paragraph-rsid="01c67ebe"/>
    </style:style>
    <style:style style:name="P170" style:family="paragraph" style:parent-style-name="Text_20_body">
      <style:paragraph-properties fo:text-align="justify" style:justify-single-word="false" fo:padding="0cm" fo:border="none" style:shadow="none" style:join-border="false"/>
      <style:text-properties officeooo:rsid="01c057b3" officeooo:paragraph-rsid="01c67ebe"/>
    </style:style>
    <style:style style:name="P171" style:family="paragraph" style:parent-style-name="Text_20_body">
      <style:paragraph-properties fo:text-align="justify" style:justify-single-word="false" fo:padding="0cm" fo:border="none" style:shadow="none" style:join-border="false"/>
      <style:text-properties officeooo:rsid="01c057b3" officeooo:paragraph-rsid="01c3a31d"/>
    </style:style>
    <style:style style:name="P172" style:family="paragraph" style:parent-style-name="Text_20_body">
      <style:paragraph-properties fo:text-align="justify" style:justify-single-word="false" fo:padding="0cm" fo:border="none" style:shadow="none" style:join-border="false"/>
      <style:text-properties officeooo:rsid="01c9af1a" officeooo:paragraph-rsid="01c9af1a"/>
    </style:style>
    <style:style style:name="P173" style:family="paragraph" style:parent-style-name="Text_20_body">
      <style:paragraph-properties fo:text-align="justify" style:justify-single-word="false" fo:padding="0cm" fo:border="none" style:shadow="none" style:join-border="false"/>
      <style:text-properties officeooo:rsid="01cc20d0" officeooo:paragraph-rsid="01cc20d0"/>
    </style:style>
    <style:style style:name="P174" style:family="paragraph" style:parent-style-name="Text_20_body">
      <style:paragraph-properties fo:text-align="justify" style:justify-single-word="false" fo:padding="0cm" fo:border="none" style:shadow="none" style:join-border="false"/>
      <style:text-properties officeooo:rsid="01cc20d0" officeooo:paragraph-rsid="01cc20d0"/>
    </style:style>
    <style:style style:name="P175" style:family="paragraph" style:parent-style-name="Text_20_body">
      <style:paragraph-properties fo:text-align="justify" style:justify-single-word="false" fo:padding="0cm" fo:border="none" style:shadow="none" style:join-border="false"/>
      <style:text-properties officeooo:rsid="01cd80fd" officeooo:paragraph-rsid="01cd80fd"/>
    </style:style>
    <style:style style:name="P176" style:family="paragraph" style:parent-style-name="Text_20_body">
      <style:paragraph-properties fo:text-align="justify" style:justify-single-word="false" fo:padding="0cm" fo:border="none" style:shadow="none" style:join-border="false"/>
      <style:text-properties officeooo:rsid="01cf1d6a" officeooo:paragraph-rsid="01cf1d6a"/>
    </style:style>
    <style:style style:name="P177" style:family="paragraph" style:parent-style-name="Text_20_body">
      <style:paragraph-properties fo:text-align="justify" style:justify-single-word="false" fo:padding="0cm" fo:border="none" style:shadow="none" style:join-border="false"/>
      <style:text-properties officeooo:rsid="01cf5913" officeooo:paragraph-rsid="01cf5913"/>
    </style:style>
    <style:style style:name="P178" style:family="paragraph" style:parent-style-name="Text_20_body">
      <style:paragraph-properties fo:text-align="justify" style:justify-single-word="false" fo:padding="0cm" fo:border="none" style:shadow="none" style:join-border="false"/>
      <style:text-properties officeooo:rsid="01cf5913" officeooo:paragraph-rsid="01d50e89"/>
    </style:style>
    <style:style style:name="P179" style:family="paragraph" style:parent-style-name="Text_20_body">
      <style:paragraph-properties fo:text-align="justify" style:justify-single-word="false" fo:padding="0cm" fo:border="none" style:shadow="none" style:join-border="false"/>
      <style:text-properties officeooo:rsid="01d0fa4e" officeooo:paragraph-rsid="01d0fa4e"/>
    </style:style>
    <style:style style:name="P180" style:family="paragraph" style:parent-style-name="Text_20_body">
      <style:paragraph-properties fo:text-align="justify" style:justify-single-word="false" fo:padding="0cm" fo:border="none" style:shadow="none" style:join-border="false"/>
      <style:text-properties officeooo:rsid="01d259b2" officeooo:paragraph-rsid="01d259b2"/>
    </style:style>
    <style:style style:name="P181" style:family="paragraph" style:parent-style-name="Text_20_body">
      <style:paragraph-properties fo:text-align="justify" style:justify-single-word="false" fo:padding="0cm" fo:border="none" style:shadow="none" style:join-border="false"/>
      <style:text-properties officeooo:rsid="01d259b2" officeooo:paragraph-rsid="01dc3544"/>
    </style:style>
    <style:style style:name="P182" style:family="paragraph" style:parent-style-name="Text_20_body">
      <style:paragraph-properties fo:text-align="justify" style:justify-single-word="false" fo:padding="0cm" fo:border="none" style:shadow="none" style:join-border="false"/>
      <style:text-properties officeooo:rsid="01d93899" officeooo:paragraph-rsid="01d93899"/>
    </style:style>
    <style:style style:name="P183" style:family="paragraph" style:parent-style-name="Text_20_body">
      <style:paragraph-properties fo:text-align="justify" style:justify-single-word="false" fo:padding="0cm" fo:border="none" style:shadow="none" style:join-border="false"/>
      <style:text-properties officeooo:rsid="01da3806" officeooo:paragraph-rsid="01da3806"/>
    </style:style>
    <style:style style:name="P184" style:family="paragraph" style:parent-style-name="Heading_20_1">
      <style:paragraph-properties fo:text-align="center" style:justify-single-word="false"/>
    </style:style>
    <style:style style:name="P185"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1d825e1" fo:background-color="#ffff00" loext:char-shading-value="0"/>
    </style:style>
    <style:style style:name="T32" style:family="text">
      <style:text-properties officeooo:rsid="01d825e1" fo:background-color="#ffff00" loext:char-shading-value="0"/>
    </style:style>
    <style:style style:name="T33" style:family="text">
      <style:text-properties officeooo:rsid="0052bd42"/>
    </style:style>
    <style:style style:name="T34" style:family="text">
      <style:text-properties officeooo:rsid="0054b361"/>
    </style:style>
    <style:style style:name="T35" style:family="text">
      <style:text-properties officeooo:rsid="0056a3ca"/>
    </style:style>
    <style:style style:name="T36" style:family="text">
      <style:text-properties officeooo:rsid="00598937"/>
    </style:style>
    <style:style style:name="T37" style:family="text">
      <style:text-properties officeooo:rsid="005ae49b"/>
    </style:style>
    <style:style style:name="T38" style:family="text">
      <style:text-properties officeooo:rsid="005bfeb6"/>
    </style:style>
    <style:style style:name="T39" style:family="text">
      <style:text-properties officeooo:rsid="00653342"/>
    </style:style>
    <style:style style:name="T40" style:family="text">
      <style:text-properties officeooo:rsid="006857aa"/>
    </style:style>
    <style:style style:name="T41" style:family="text">
      <style:text-properties officeooo:rsid="006d2b09"/>
    </style:style>
    <style:style style:name="T42" style:family="text">
      <style:text-properties officeooo:rsid="00717ade"/>
    </style:style>
    <style:style style:name="T43" style:family="text">
      <style:text-properties officeooo:rsid="0079400a"/>
    </style:style>
    <style:style style:name="T44" style:family="text">
      <style:text-properties officeooo:rsid="007c05f1"/>
    </style:style>
    <style:style style:name="T45" style:family="text">
      <style:text-properties officeooo:rsid="007c26ed"/>
    </style:style>
    <style:style style:name="T46" style:family="text">
      <style:text-properties officeooo:rsid="007ccc0b"/>
    </style:style>
    <style:style style:name="T47" style:family="text">
      <style:text-properties officeooo:rsid="007f2b0b"/>
    </style:style>
    <style:style style:name="T48" style:family="text">
      <style:text-properties officeooo:rsid="007f353c"/>
    </style:style>
    <style:style style:name="T49" style:family="text">
      <style:text-properties officeooo:rsid="0084a4bf"/>
    </style:style>
    <style:style style:name="T50" style:family="text">
      <style:text-properties officeooo:rsid="0086045d"/>
    </style:style>
    <style:style style:name="T51" style:family="text">
      <style:text-properties officeooo:rsid="00868259"/>
    </style:style>
    <style:style style:name="T52" style:family="text">
      <style:text-properties officeooo:rsid="0086ecfb"/>
    </style:style>
    <style:style style:name="T53" style:family="text">
      <style:text-properties officeooo:rsid="008b7b1f"/>
    </style:style>
    <style:style style:name="T54" style:family="text">
      <style:text-properties officeooo:rsid="0091bcb0"/>
    </style:style>
    <style:style style:name="T55" style:family="text">
      <style:text-properties officeooo:rsid="0092afc6"/>
    </style:style>
    <style:style style:name="T56" style:family="text">
      <style:text-properties officeooo:rsid="00957c6e"/>
    </style:style>
    <style:style style:name="T57" style:family="text">
      <style:text-properties officeooo:rsid="0099e211"/>
    </style:style>
    <style:style style:name="T58" style:family="text">
      <style:text-properties officeooo:rsid="009d03f3"/>
    </style:style>
    <style:style style:name="T59" style:family="text">
      <style:text-properties officeooo:rsid="00a0e011"/>
    </style:style>
    <style:style style:name="T60" style:family="text">
      <style:text-properties officeooo:rsid="00a11756"/>
    </style:style>
    <style:style style:name="T61" style:family="text">
      <style:text-properties officeooo:rsid="00a197f4"/>
    </style:style>
    <style:style style:name="T62" style:family="text">
      <style:text-properties officeooo:rsid="00a333da"/>
    </style:style>
    <style:style style:name="T63" style:family="text">
      <style:text-properties officeooo:rsid="00a4987e"/>
    </style:style>
    <style:style style:name="T64" style:family="text">
      <style:text-properties officeooo:rsid="00a4f31b"/>
    </style:style>
    <style:style style:name="T65" style:family="text">
      <style:text-properties officeooo:rsid="00a57ea8"/>
    </style:style>
    <style:style style:name="T66" style:family="text">
      <style:text-properties officeooo:rsid="00a8d305"/>
    </style:style>
    <style:style style:name="T67" style:family="text">
      <style:text-properties officeooo:rsid="00b50685"/>
    </style:style>
    <style:style style:name="T68" style:family="text">
      <style:text-properties officeooo:rsid="00b7b032"/>
    </style:style>
    <style:style style:name="T69" style:family="text">
      <style:text-properties officeooo:rsid="00b85c32"/>
    </style:style>
    <style:style style:name="T70" style:family="text">
      <style:text-properties officeooo:rsid="00b8e128"/>
    </style:style>
    <style:style style:name="T71" style:family="text">
      <style:text-properties officeooo:rsid="00ba70a2"/>
    </style:style>
    <style:style style:name="T72" style:family="text">
      <style:text-properties officeooo:rsid="00bc45f6"/>
    </style:style>
    <style:style style:name="T73" style:family="text">
      <style:text-properties officeooo:rsid="008afce7"/>
    </style:style>
    <style:style style:name="T74" style:family="text">
      <style:text-properties officeooo:rsid="00c6e0d4"/>
    </style:style>
    <style:style style:name="T75" style:family="text">
      <style:text-properties officeooo:rsid="00c8541b"/>
    </style:style>
    <style:style style:name="T76" style:family="text">
      <style:text-properties officeooo:rsid="00d230b3"/>
    </style:style>
    <style:style style:name="T77" style:family="text">
      <style:text-properties officeooo:rsid="00d31dd5"/>
    </style:style>
    <style:style style:name="T78" style:family="text">
      <style:text-properties officeooo:rsid="00d5d453"/>
    </style:style>
    <style:style style:name="T79" style:family="text">
      <style:text-properties officeooo:rsid="00d77ad5"/>
    </style:style>
    <style:style style:name="T80" style:family="text">
      <style:text-properties officeooo:rsid="00d969b1"/>
    </style:style>
    <style:style style:name="T81" style:family="text">
      <style:text-properties officeooo:rsid="00e5c71e"/>
    </style:style>
    <style:style style:name="T82" style:family="text">
      <style:text-properties officeooo:rsid="00e759d5"/>
    </style:style>
    <style:style style:name="T83" style:family="text">
      <style:text-properties officeooo:rsid="00e958b2"/>
    </style:style>
    <style:style style:name="T84" style:family="text">
      <style:text-properties officeooo:rsid="00f57ed6"/>
    </style:style>
    <style:style style:name="T85" style:family="text">
      <style:text-properties officeooo:rsid="00fa007a"/>
    </style:style>
    <style:style style:name="T86" style:family="text">
      <style:text-properties officeooo:rsid="00fb9638"/>
    </style:style>
    <style:style style:name="T87" style:family="text">
      <style:text-properties officeooo:rsid="00fc1573"/>
    </style:style>
    <style:style style:name="T88" style:family="text">
      <style:text-properties officeooo:rsid="00ef5e0c"/>
    </style:style>
    <style:style style:name="T89" style:family="text">
      <style:text-properties officeooo:rsid="00fc92cb"/>
    </style:style>
    <style:style style:name="T90" style:family="text">
      <style:text-properties officeooo:rsid="01024890"/>
    </style:style>
    <style:style style:name="T91" style:family="text">
      <style:text-properties officeooo:rsid="0104de69"/>
    </style:style>
    <style:style style:name="T92" style:family="text">
      <style:text-properties officeooo:rsid="01097fc3"/>
    </style:style>
    <style:style style:name="T93" style:family="text">
      <style:text-properties officeooo:rsid="010de8fd"/>
    </style:style>
    <style:style style:name="T94" style:family="text">
      <style:text-properties officeooo:rsid="010f7a80"/>
    </style:style>
    <style:style style:name="T95" style:family="text">
      <style:text-properties officeooo:rsid="0110b648"/>
    </style:style>
    <style:style style:name="T96" style:family="text">
      <style:text-properties officeooo:rsid="0115801d"/>
    </style:style>
    <style:style style:name="T97" style:family="text">
      <style:text-properties officeooo:rsid="0117616a"/>
    </style:style>
    <style:style style:name="T98" style:family="text">
      <style:text-properties officeooo:rsid="0119d4f5"/>
    </style:style>
    <style:style style:name="T99" style:family="text">
      <style:text-properties officeooo:rsid="011e0827"/>
    </style:style>
    <style:style style:name="T100" style:family="text">
      <style:text-properties officeooo:rsid="0123ab3e"/>
    </style:style>
    <style:style style:name="T101" style:family="text">
      <style:text-properties officeooo:rsid="0124481f"/>
    </style:style>
    <style:style style:name="T102" style:family="text">
      <style:text-properties officeooo:rsid="0125a2a2"/>
    </style:style>
    <style:style style:name="T103" style:family="text">
      <style:text-properties officeooo:rsid="012cad3c"/>
    </style:style>
    <style:style style:name="T104" style:family="text">
      <style:text-properties officeooo:rsid="013010ef"/>
    </style:style>
    <style:style style:name="T105" style:family="text">
      <style:text-properties officeooo:rsid="01318f63"/>
    </style:style>
    <style:style style:name="T106" style:family="text">
      <style:text-properties officeooo:rsid="013543cd"/>
    </style:style>
    <style:style style:name="T107" style:family="text">
      <style:text-properties officeooo:rsid="01377ace"/>
    </style:style>
    <style:style style:name="T108" style:family="text">
      <style:text-properties officeooo:rsid="0138ac78"/>
    </style:style>
    <style:style style:name="T109" style:family="text">
      <style:text-properties officeooo:rsid="013a8348"/>
    </style:style>
    <style:style style:name="T110" style:family="text">
      <style:text-properties officeooo:rsid="013ac1db"/>
    </style:style>
    <style:style style:name="T111" style:family="text">
      <style:text-properties officeooo:rsid="013f4c2b"/>
    </style:style>
    <style:style style:name="T112" style:family="text">
      <style:text-properties officeooo:rsid="0141a935"/>
    </style:style>
    <style:style style:name="T113" style:family="text">
      <style:text-properties officeooo:rsid="014528d7"/>
    </style:style>
    <style:style style:name="T114" style:family="text">
      <style:text-properties officeooo:rsid="0145cc93"/>
    </style:style>
    <style:style style:name="T115" style:family="text">
      <style:text-properties officeooo:rsid="01464d5e"/>
    </style:style>
    <style:style style:name="T116" style:family="text">
      <style:text-properties officeooo:rsid="014788a3"/>
    </style:style>
    <style:style style:name="T117" style:family="text">
      <style:text-properties officeooo:rsid="0148f84d"/>
    </style:style>
    <style:style style:name="T118" style:family="text">
      <style:text-properties officeooo:rsid="014b3872"/>
    </style:style>
    <style:style style:name="T119" style:family="text">
      <style:text-properties officeooo:rsid="014bd931"/>
    </style:style>
    <style:style style:name="T120" style:family="text">
      <style:text-properties officeooo:rsid="014db436"/>
    </style:style>
    <style:style style:name="T121" style:family="text">
      <style:text-properties officeooo:rsid="015257e1"/>
    </style:style>
    <style:style style:name="T122" style:family="text">
      <style:text-properties officeooo:rsid="0159373a"/>
    </style:style>
    <style:style style:name="T123" style:family="text">
      <style:text-properties officeooo:rsid="015b30ca"/>
    </style:style>
    <style:style style:name="T124" style:family="text">
      <style:text-properties officeooo:rsid="015c90e2"/>
    </style:style>
    <style:style style:name="T125" style:family="text">
      <style:text-properties officeooo:rsid="015d1041"/>
    </style:style>
    <style:style style:name="T126" style:family="text">
      <style:text-properties officeooo:rsid="015eb168"/>
    </style:style>
    <style:style style:name="T127" style:family="text">
      <style:text-properties officeooo:rsid="015ec2dc"/>
    </style:style>
    <style:style style:name="T128" style:family="text">
      <style:text-properties officeooo:rsid="015fd0d2"/>
    </style:style>
    <style:style style:name="T129" style:family="text">
      <style:text-properties officeooo:rsid="01610e17"/>
    </style:style>
    <style:style style:name="T130" style:family="text">
      <style:text-properties officeooo:rsid="016118b8"/>
    </style:style>
    <style:style style:name="T131" style:family="text">
      <style:text-properties officeooo:rsid="0162e0be"/>
    </style:style>
    <style:style style:name="T132" style:family="text">
      <style:text-properties officeooo:rsid="016495f3"/>
    </style:style>
    <style:style style:name="T133" style:family="text">
      <style:text-properties officeooo:rsid="0165cfdd"/>
    </style:style>
    <style:style style:name="T134" style:family="text">
      <style:text-properties officeooo:rsid="01694011"/>
    </style:style>
    <style:style style:name="T135" style:family="text">
      <style:text-properties officeooo:rsid="016c68c1"/>
    </style:style>
    <style:style style:name="T136" style:family="text">
      <style:text-properties officeooo:rsid="016ea157"/>
    </style:style>
    <style:style style:name="T137" style:family="text">
      <style:text-properties officeooo:rsid="01706208"/>
    </style:style>
    <style:style style:name="T138" style:family="text">
      <style:text-properties officeooo:rsid="0176c8f1"/>
    </style:style>
    <style:style style:name="T139" style:family="text">
      <style:text-properties officeooo:rsid="0178b712"/>
    </style:style>
    <style:style style:name="T140" style:family="text">
      <style:text-properties officeooo:rsid="010c3641"/>
    </style:style>
    <style:style style:name="T141" style:family="text">
      <style:text-properties officeooo:rsid="0184195b"/>
    </style:style>
    <style:style style:name="T142" style:family="text">
      <style:text-properties officeooo:rsid="0185c40f"/>
    </style:style>
    <style:style style:name="T143" style:family="text">
      <style:text-properties officeooo:rsid="01881bc2"/>
    </style:style>
    <style:style style:name="T144" style:family="text">
      <style:text-properties officeooo:rsid="01890587"/>
    </style:style>
    <style:style style:name="T145" style:family="text">
      <style:text-properties officeooo:rsid="0189e5f1"/>
    </style:style>
    <style:style style:name="T146" style:family="text">
      <style:text-properties officeooo:rsid="018d6ac2"/>
    </style:style>
    <style:style style:name="T147" style:family="text">
      <style:text-properties officeooo:rsid="018f1271"/>
    </style:style>
    <style:style style:name="T148" style:family="text">
      <style:text-properties officeooo:rsid="0191c0c9"/>
    </style:style>
    <style:style style:name="T149" style:family="text">
      <style:text-properties officeooo:rsid="01938c65"/>
    </style:style>
    <style:style style:name="T150" style:family="text">
      <style:text-properties officeooo:rsid="0195e654"/>
    </style:style>
    <style:style style:name="T151" style:family="text">
      <style:text-properties officeooo:rsid="0199837a"/>
    </style:style>
    <style:style style:name="T152" style:family="text">
      <style:text-properties officeooo:rsid="019d5e77"/>
    </style:style>
    <style:style style:name="T153" style:family="text">
      <style:text-properties officeooo:rsid="019e81d0"/>
    </style:style>
    <style:style style:name="T154" style:family="text">
      <style:text-properties officeooo:rsid="019ee5b7"/>
    </style:style>
    <style:style style:name="T155" style:family="text">
      <style:text-properties officeooo:rsid="019f41be"/>
    </style:style>
    <style:style style:name="T156" style:family="text">
      <style:text-properties officeooo:rsid="01a7b03f"/>
    </style:style>
    <style:style style:name="T157" style:family="text">
      <style:text-properties officeooo:rsid="01aa60c0"/>
    </style:style>
    <style:style style:name="T158" style:family="text">
      <style:text-properties officeooo:rsid="01ae1e13"/>
    </style:style>
    <style:style style:name="T159" style:family="text">
      <style:text-properties officeooo:rsid="01afbbd3"/>
    </style:style>
    <style:style style:name="T160" style:family="text">
      <style:text-properties officeooo:rsid="01b0ebd1"/>
    </style:style>
    <style:style style:name="T161" style:family="text">
      <style:text-properties officeooo:rsid="01b1b77d"/>
    </style:style>
    <style:style style:name="T162" style:family="text">
      <style:text-properties officeooo:rsid="01b2f7d5"/>
    </style:style>
    <style:style style:name="T163" style:family="text">
      <style:text-properties officeooo:rsid="01b2f7d5" fo:background-color="transparent" loext:char-shading-value="0"/>
    </style:style>
    <style:style style:name="T164" style:family="text">
      <style:text-properties officeooo:rsid="01b67eef"/>
    </style:style>
    <style:style style:name="T165" style:family="text">
      <style:text-properties officeooo:rsid="01b920d3"/>
    </style:style>
    <style:style style:name="T166" style:family="text">
      <style:text-properties officeooo:rsid="01bae22a"/>
    </style:style>
    <style:style style:name="T167" style:family="text">
      <style:text-properties officeooo:rsid="01be128d"/>
    </style:style>
    <style:style style:name="T168" style:family="text">
      <style:text-properties officeooo:rsid="01c057b3"/>
    </style:style>
    <style:style style:name="T169" style:family="text">
      <style:text-properties officeooo:rsid="01cf1d6a"/>
    </style:style>
    <style:style style:name="T170" style:family="text">
      <style:text-properties officeooo:rsid="01cf5913"/>
    </style:style>
    <style:style style:name="T171" style:family="text">
      <style:text-properties officeooo:rsid="01d0fa4e"/>
    </style:style>
    <style:style style:name="T172" style:family="text">
      <style:text-properties officeooo:rsid="01d259b2"/>
    </style:style>
    <style:style style:name="T173" style:family="text">
      <style:text-properties officeooo:rsid="01d2d6cd"/>
    </style:style>
    <style:style style:name="T174" style:family="text">
      <style:text-properties officeooo:rsid="01d6de20"/>
    </style:style>
    <style:style style:name="T175" style:family="text">
      <style:text-properties officeooo:rsid="01d825e1"/>
    </style:style>
    <style:style style:name="T176" style:family="text">
      <style:text-properties officeooo:rsid="01d872e6"/>
    </style:style>
    <style:style style:name="T177" style:family="text">
      <style:text-properties officeooo:rsid="01d93899"/>
    </style:style>
    <style:style style:name="T178" style:family="text">
      <style:text-properties officeooo:rsid="01da38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Семь вечностей</text:h>
      <text:p text:style-name="P1"/>
      <text:h text:style-name="P185" text:outline-level="2">I</text:h>
      <text:p text:style-name="P14">- <text:span text:style-name="T6">А-А-А-А-А-А-А-А!!!</text:span></text:p>
      <text:p text:style-name="P14"/>
      <text:p text:style-name="P16">Небеса выплюнули из себя нечто истошно кричащее, <text:span text:style-name="T79">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6"/>
      <text:p text:style-name="P16">- Это определённо не пегас. И вообще не пони, - заметила старшая.</text:p>
      <text:p text:style-name="P16">-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7"/>
      <text:p text:style-name="P17">Вопящая фигура поравнялась с аликорницами и продолжила низвержение в пропасть.</text:p>
      <text:p text:style-name="P17"/>
      <text:p text:style-name="P14">- <text:span text:style-name="T8">Ты права, - отозвалась старшая и раскрыла крылья. - Следует перехватить это создание, пока оно не разбилось.</text:span></text:p>
      <text:p text:style-name="P16">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6"/>
      <text:p text:style-name="P16">-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6">…</text:p>
      <text:p text:style-name="P33">(события Обмена)</text:p>
      <text:p text:style-name="P15">…</text:p>
      <text:p text:style-name="P19">Четыре года спустя…</text:p>
      <text:p text:style-name="P23">…</text:p>
      <text:p text:style-name="P24">И вот ты мчишь <text:span text:style-name="T80">вниз </text:span>по <text:span text:style-name="T87">винтовой </text:span>лестнице, перепрыгивая ч<text:span text:style-name="T81">е</text:span>рез две ступеньки! Чокнутые пони <text:span text:style-name="T80">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4"/>
      <text:p text:style-name="P26">Да, именно четыре года!</text:p>
      <text:p text:style-name="P26"/>
      <text:p text:style-name="P25"><text:soft-page-break/>Ибо с тех пор, как сумасшедшая рогатая лошадь вышла за тебя замуж, тебе пришлось взвалить на себя бремя принца-консорта Эквестрии.</text:p>
      <text:p text:style-name="P25"/>
      <text:p text:style-name="P28">(Краткий пересказ Обмена) </text:p>
      <text:p text:style-name="P41"/>
      <text:p text:style-name="P42">В <text:span text:style-name="T87">узком </text:span>окне <text:span text:style-name="T87">башни показался шпиль</text:span> <text:span text:style-name="T83">городской </text:span>ратуш<text:span text:style-name="T81">и</text:span>. <text:span text:style-name="T81">Я мельком глянул на башенные часы.</text:span></text:p>
      <text:p text:style-name="P43">Проклятье! Без пяти два! <text:span text:style-name="T82">Надо ускориться!</text:span></text:p>
      <text:p text:style-name="P43"/>
      <text:p text:style-name="P89">Сворачиваю с винтовой лестницы в боковой <text:span text:style-name="T89">проём</text:span> открыт<text:span text:style-name="T87">ой</text:span> галере<text:span text:style-name="T89">и</text:span>.</text:p>
      <text:p text:style-name="P43"/>
      <text:p text:style-name="P44">В далёком мире моей предыдущей жизни, воспоминания о которой уже начали покрываться пылью, я ходил в бассейн на заняти<text:span text:style-name="T86">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4"/>
      <text:p text:style-name="P90"><text:span text:style-name="T88">Б</text:span>ыстрым бегом достигаю середины мостика, одновременно доставая моток верёвки из-за пазухи.</text:p>
      <text:p text:style-name="P34"/>
      <text:p text:style-name="P45">Вот и здесь, во дворце, после недолгого периода освоения, я проложил множество путей, альтернативных официальным <text:span text:style-name="T84">маршрутам</text:span> и красиво обустроеным дорожкам.</text:p>
      <text:p text:style-name="P46"/>
      <text:p text:style-name="P46">… Легче всего было с <text:span text:style-name="T85">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6"/>
      <text:p text:style-name="P91">Перекидываю верёвку через <text:span text:style-name="T90">поручень, крепко хватаю оба конца и перешагиваю через ограждение.</text:span></text:p>
      <text:p text:style-name="P47"/>
      <text:p text:style-name="P48">Ну да, синяя параноичка пыталась объяснить <text:span text:style-name="T91">остутствие сквозного прохода в башне </text:span>“соображени<text:span text:style-name="T91">ями</text:span> фортификации”, но <text:span text:style-name="T95">тебя не проведёшь, Анон</text:span>. <text:span text:style-name="T95">Ты давно заметил садистские склонности у синей милитаристки.</text:span> <text:span text:style-name="T91">С башней Селестии-то было всё в порядке!</text:span></text:p>
      <text:p text:style-name="P37"/>
      <text:p text:style-name="P92">Пять метров вниз – и я на нижней галерее. <text:span text:style-name="T97">Под взглядом ошалевшего стражника-единорога о</text:span>тпускаю один конец и вытягиваю верёвку за второй. <text:span text:style-name="T97">Дневная стража ещё не привыкла к этим моим выбрыкам, всё-таки такие “оптимизации” маршрута до сих пор я делал только в сумерках.</text:span></text:p>
      <text:p text:style-name="P92"/>
      <text:p text:style-name="P71"><text:span text:style-name="T130">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30">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2"/>
      <text:p text:style-name="P72"><text:span text:style-name="T123">… Гораздо т</text:span>руднее было с <text:span text:style-name="T123">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2"/>
      <text:p text:style-name="P51">И, главное ж, не моя вина, что я опаздываю! В том, что мне теперь приходится прыгать с мостика на мостик, подобно ёжику Сонику, <text:span text:style-name="T98">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50"/>
      <text:p text:style-name="P52">И вот ты несёшься вниз с отчётом под мышкой, стараясь успеть к приёму…</text:p>
      <text:p text:style-name="P49"/>
      <text:p text:style-name="P93">КРАК!!!<text:line-break/>…<text:span text:style-name="T99"> Бля…</text:span></text:p>
      <text:p text:style-name="P93"/>
      <text:p text:style-name="P53">Обидно <text:span text:style-name="T100">было </text:span>даже не то, что рукав <text:span text:style-name="T101">дорогущего костюма </text:span>разошёлся в подмышке <text:span text:style-name="T100">во время очередного дюльфера</text:span><text:span text:style-name="T100"><text:note text:id="ftn1" text:note-class="footnote"><text:note-citation>1</text:note-citation><text:note-body><text:p text:style-name="P152"><text:span text:style-name="T102">Дюльфер - </text:span>скоростной спуск по верёвке на крутых и отвесных стенах.</text:p></text:note-body></text:note></text:span>. <text:span text:style-name="T101">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4"/>
      <text:p text:style-name="P54">Ну уж нет! Я не для того корпел над этой проклятой бумажкой <text:span text:style-name="T110">до позеленения</text:span>, чтоб так просто сдаться!</text:p>
      <text:p text:style-name="P55"/>
      <text:p text:style-name="P55">Плюнув на костюм окончательно, я <text:span text:style-name="T103">покрепче зажал трос локтями и ногами и практически отпустил верёвку</text:span>. <text:span text:style-name="T103">Треск в</text:span> месте соприкосновения <text:span text:style-name="T103">ткани</text:span> о верёвку <text:span text:style-name="T103">сменился глухим шорохом. Возник запах гари и я ощутил жжение в паху.</text:span></text:p>
      <text:p text:style-name="P56">Просто шикарно! Заявиться на приём торговой миссии грифонов с поджареными яйцами – это по-нашему!</text:p>
      <text:p text:style-name="P57">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7"/>
      <text:p text:style-name="P57">- Как <text:span text:style-name="T107">они </text:span>там, Блэйз? - указываю глазами на лестницу в центральный холл.</text:p>
      <text:p text:style-name="P57">- <text:span text:style-name="T107">З</text:span>ашли пятнадцать минут назад, - отвечает солнечный страж, <text:span text:style-name="T105">косясь на мои ошмётки одежды</text:span>.</text:p>
      <text:p text:style-name="P57"/>
      <text:p text:style-name="P58"><text:soft-page-break/>Чертыхаясь, несусь к <text:span text:style-name="T104">неприметной дверце в цоколе дворца. Через пару минут, вываливаюсь из подсобки у тронного зала в ореоле веников и швабр.</text:span></text:p>
      <text:p text:style-name="P59"><text:span text:style-name="T105">Церемонимейстер, завидев меня, подпрыгивает от</text:span> нетерпения:</text:p>
      <text:p text:style-name="P59"/>
      <text:p text:style-name="P59">- Поторопись, мой <text:span text:style-name="T106">п</text:span>ринц! Доттид Лайн задержал делегацию в Розовом зале, но грифоны уже <text:span text:style-name="T105">пять</text:span> минут проявляют признаки нетерпения!</text:p>
      <text:p text:style-name="P40"/>
      <text:p text:style-name="P64">За закрытыми дверями соседнего зала доносится приближающийся гомон. <text:span text:style-name="T115">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8">поспешно </text:span>захлопывается…</text:p>
      <text:p text:style-name="P63"/>
      <text:p text:style-name="P63">…</text:p>
      <text:p text:style-name="P63"/>
      <text:p text:style-name="P63">Две аликорницы <text:span text:style-name="T116">недвижимо </text:span>смотрят на меня с высоты трона в центре зала. </text:p>
      <text:p text:style-name="P59"/>
      <text:p text:style-name="P65">- Анон, с тобой всё в порядке? - первой нарушает молчание Селестия. - <text:span text:style-name="T109">Твой костюм…</text:span></text:p>
      <text:p text:style-name="P65">- <text:span text:style-name="T109">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5">- <text:span text:style-name="T110">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5"/>
      <text:p text:style-name="P66">Золотистое сияние охватывает дымящиеся лохмотья моих штанов и почти идеально сращивает их. <text:span text:style-name="T112">Белоснежное крыло обнимает меня и прижимает к мягкому боку. Тёплое дыхание щекочет ухо.</text:span></text:p>
      <text:p text:style-name="P66">- Не нервничай, дорогой, - шепчет мне Сел, - все мы немного взвинчены этой миссией.</text:p>
      <text:p text:style-name="P66"/>
      <text:p text:style-name="P68">Гомон за дверью усиливается. <text:span text:style-name="T113">Раздаются три удара древком алебарды в пол. Двери распахиваются.</text:span></text:p>
      <text:p text:style-name="P75">- <text:span text:style-name="T111">Ваши Высочества, делегация Королевства Грифонов с высочайшим Горгом Квинтаном во главе! - объявляет стражник и отходит в сторону.</text:span></text:p>
      <text:p text:style-name="P36"/>
      <text:p text:style-name="P67"><text:span text:style-name="T114">С</text:span>оветник Доттид Лайн с вымученной улыбкой <text:span text:style-name="T114">и растрёпанной гривой </text:span>выскакивает вперёд, но его бесцеремонно отпихивает в сторону <text:span text:style-name="T119">здоровенный </text:span>грифон с железным клювом. <text:span text:style-name="T120">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60"/>
      <text:p text:style-name="P61"><text:soft-page-break/>- <text:span text:style-name="T114">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9"><text:span text:style-name="T127">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1"/>
      <text:p text:style-name="P61">- <text:span text:style-name="T126">Королевство Грифонов… рассчитывает… заключить торговое соглашение…</text:span></text:p>
      <text:p text:style-name="P61"/>
      <text:p text:style-name="P61">Грифон <text:span text:style-name="T121">кидает взгляд на трон и, </text:span>сверкну<text:span text:style-name="T118">в</text:span> красным глазом <text:span text:style-name="T117">сквозь монокль, </text:span>продолж<text:span text:style-name="T121">ает</text:span>.</text:p>
      <text:p text:style-name="P61">- <text:span text:style-name="T124">К</text:span>ороль Гвидо уполномочил <text:span text:style-name="T127">своего премьер-министра, Горга Квинтана</text:span> <text:span text:style-name="T117">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60"/>
      <text:p text:style-name="P7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0"/>
      <text:p text:style-name="P70">- Мне кажется, - наконец разрывает паузу <text:span text:style-name="T127">Горг</text:span>, - беседа будет более продуктивной, если мы сможем отбросить <text:span text:style-name="T126">все</text:span> формальности, - грифон комкает бумажку и прячет за крыло, - и поговорить откровенно, без галстуков.</text:p>
      <text:p text:style-name="P70"/>
      <text:p text:style-name="P70">Из всех собравшихся в тронном зале, галстук есть только у меня. Но это не смущает грифона. Он указывает <text:span text:style-name="T127">когтем</text:span> на стражников и несчастного Доттид Лайна.</text:p>
      <text:p text:style-name="P70"/>
      <text:p text:style-name="P70">- Мы не могли бы <text:span text:style-name="T138">остаться </text:span>наедине, без этих… лишних ушей?</text:p>
      <text:p text:style-name="P70"/>
      <text:p text:style-name="P70">Селестия хмурится, но кивает. Стража и советник оставляют зал.</text:p>
      <text:p text:style-name="P70">- <text:span text:style-name="T122">А обезьяна? - грифон кивает на меня.</text:span></text:p>
      <text:p text:style-name="P70"/>
      <text:p text:style-name="P73">Во вгляде белой аликорницы появляется лёд.</text:p>
      <text:p text:style-name="P73">- <text:span text:style-name="T127">Не</text:span> сме<text:span text:style-name="T127">й</text:span>те оскорблять принца Эквестрии, <text:span text:style-name="T127">Горг</text:span>! Человек останется с нами!</text:p>
      <text:p text:style-name="P70"/>
      <text:p text:style-name="P73">Железный клюв пернатой скотины чуть приоткрывается в насмешливом клёкоте.</text:p>
      <text:p text:style-name="P73"/>
      <text:p text:style-name="P73">- <text:span text:style-name="T125">Да б</text:span>рос<text:span text:style-name="T126">ь</text:span>те, принцесса! <text:span text:style-name="T125">Передо мной можете не стесняться. </text:span>Ве<text:span text:style-name="T125">сь</text:span> <text:span text:style-name="T125">Эквус </text:span>зна<text:span text:style-name="T125">е</text:span>т, какова легитимность этой… этого “принца-консорта”! - прищурив один глаз и скосив на меня второй, грифон подчерк<text:span text:style-name="T126">ивает</text:span> язвительный тон сказанного. - Примату просто повезло, что он пришёлся фаворитом светлейшей особ<text:span text:style-name="T125">е</text:span>. <text:span text:style-name="T126">Мы уважаем ваш выбор, принцесса, но разговор должен стостояться без посторонних.</text:span></text:p>
      <text:p text:style-name="P73"><text:soft-page-break/></text:p>
      <text:p text:style-name="P73">Гадёныш снова склон<text:span text:style-name="T127">яет</text:span> голову перед <text:span text:style-name="T125">аликорницей</text:span>, совершенно игнорируя меня.</text:p>
      <text:p text:style-name="P73">Мне <text:span text:style-name="T134">хочется</text:span> <text:span text:style-name="T125">бросить в этого мудака горшок с петуниями. Селестия, словно догадываясь, успокаивающе оглаживает меня тыльной стороной крыла.</text:span></text:p>
      <text:p text:style-name="P73"/>
      <text:p text:style-name="P73">- <text:span text:style-name="T126">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3">- <text:span text:style-name="T126">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3"/>
      <text:p text:style-name="P76">Я с удивлением смотрю на синюю аликорницу. Чего-чего, а помощи с этой стороны ты не ожидал, Анон!</text:p>
      <text:p text:style-name="P76"/>
      <text:p text:style-name="P73">- <text:span text:style-name="T127">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4">- <text:span text:style-name="T128">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4"/>
      <text:p text:style-name="P76">Я с удовольствием наблюдаю, как кожа вокруг глаз грифона приобретает красив<text:span text:style-name="T129">ы</text:span>й фиолетовый оттенок.</text:p>
      <text:p text:style-name="P76"/>
      <text:p text:style-name="P76">- Но довольно эт<text:span text:style-name="T131">ой</text:span> светск<text:span text:style-name="T131">ой</text:span> <text:span text:style-name="T131">болтовни</text:span>! - разряжает обстановку Сел. - <text:span text:style-name="T132">Т</text:span>ы, кажется, хотел нам что-то рассказать, Горг?</text:p>
      <text:p text:style-name="P73"/>
      <text:p text:style-name="P77">Грифон оцени<text:span text:style-name="T133">вает</text:span> переход на “ты” и <text:span text:style-name="T134">чуть заметно кивает ей</text:span>. <text:span text:style-name="T133">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3">,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60"/>
      <text:p text:style-name="P62">- <text:span text:style-name="T134">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text:span><text:soft-page-break/><text:span text:style-name="T134">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62"/>
      <text:p text:style-name="P84">Горг закашлялся в смехе.</text:p>
      <text:p text:style-name="P84"/>
      <text:p text:style-name="P79">- В общем, светлейшие, подытоживая: вы в крутом пике…</text:p>
      <text:p text:style-name="P79"/>
      <text:p text:style-name="P80">Г<text:span text:style-name="T137">орг</text:span> по-кошачьи выпускает когти <text:span text:style-name="T137">на лапе </text:span>и нарочито медленно ковыряется в клюве. Отвратительные <text:s/>щелчки и скрипение перемежаются с шорохом падающих на мраморный пол <text:span text:style-name="T136">остатков пищи. Я недоумённо смотрю на н</text:span>едвижны<text:span text:style-name="T136">х</text:span> Селести<text:span text:style-name="T136">ю</text:span> и Лун<text:span text:style-name="T136">у,</text:span> бесстрастно наблюдаю<text:span text:style-name="T136">щих</text:span> за <text:span text:style-name="T136">унизительной </text:span>сценой. Молчание затягивается.</text:p>
      <text:p text:style-name="P80"/>
      <text:p text:style-name="P80"><text:span text:style-name="T137">З</text:span>рачки <text:span text:style-name="T137">грифона скачут от Селестии к Луне и обратно. Наконец он замечает моё замешательство и насмешливо клокочет.</text:span></text:p>
      <text:p text:style-name="P79"/>
      <text:p text:style-name="P78">- Теперь выслушайте наше предложение.</text:p>
      <text:p text:style-name="P78"/>
      <text:p text:style-name="P78"><text:span text:style-name="T139">Зверюга</text:span> <text:span text:style-name="T139">встаёт и </text:span>щелкает когтями. К нему тотчас подходит один из грифонов и подаёт небольшую флягу, украшенную затейливой инкрустацией. <text:span text:style-name="T139">Горг</text:span> отхлёбывает из фляги и продолжает посвежевшим голосом.</text:p>
      <text:p text:style-name="P78"/>
      <text:p text:style-name="P78">- <text:span text:style-name="T135">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8"/>
      <text:p text:style-name="P78">- <text:span text:style-name="T139">Мы знаем, с кем у вас возникли затруднения, - подаёт голос Селестия. - Проще сказать, с кем у вас их НЕ возникло. С Эквестрией. Всё.</text:span></text:p>
      <text:p text:style-name="P78"/>
      <text:p text:style-name="P8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8"/>
      <text:p text:style-name="P78">- <text:span text:style-name="T139">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8"><text:soft-page-break/></text:p>
      <text:p text:style-name="P83">Молчание аликорниц только подчёркивает хриплое дыхание посла.</text:p>
      <text:p text:style-name="P83"/>
      <text:p text:style-name="P83">-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8"/>
      <text:p text:style-name="P81">&lt;В конце приёма Горг замечает, что принцессы неплохо держались, но Анону нехватает дипломатического опыта&gt;</text:p>
      <text:p text:style-name="P35">Анон вносится в зал с двумя аликорнами и занимает своё место по левую сторону от Селестии. <text:span text:style-name="T92">Селестия и Луна сидят с непроницаемым видом. Анон закрывает дырку на штанах и тоже принимает непроницаемый вид.</text:span></text:p>
      <text:p text:style-name="P3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5"/>
      <text:p text:style-name="P85"/>
      <text:p text:style-name="P27">...</text:p>
      <text:p text:style-name="P27"><text:span text:style-name="T76">Три дня из д</text:span>ворцов<text:span text:style-name="T76">ой</text:span> жизн<text:span text:style-name="T76">и</text:span> Анона со всеми нюансами и регалиями - <text:span text:style-name="T76">юмор</text:span>. Сел загружена делами по горло и очень уставшая.</text:p>
      <text:p text:style-name="P29"/>
      <text:p text:style-name="P29">День первый: </text:p>
      <text:p text:style-name="P30">Приём <text:span text:style-name="T93">торговой </text:span>миссии <text:span text:style-name="T93">грифонов (Анон – экономический советник)</text:span></text:p>
      <text:p text:style-name="P39">Выборы в сенат (и победа партии стороннков плоской Эквестрии)</text:p>
      <text:p text:style-name="P30"/>
      <text:p text:style-name="P31">День второй – разбор пограничного конфликта <text:span text:style-name="T93">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30"/>
      <text:p text:style-name="P31">День третий – Эквестрийский атомный проект . путч лордов-сторонников плоской Эквестрии (Селестии <text:s/><text:span text:style-name="T96">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2">Селестия бесконечно счас<text:span text:style-name="T78">т</text:span>лива, что у неё есть <text:span text:style-name="T94">помощник - </text:span>Анон</text:p>
      <text:p text:style-name="P18">…</text:p>
      <text:p text:style-name="P18"><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8"><text:soft-page-break/></text:p>
      <text:p text:style-name="P21">Я ввалился в приёмную. Голова аликорницы покоилась на столе, глаза были закрыты. <text:span text:style-name="T15">При стуке двери лишь чуть дёрнулось ухо.</text:span></text:p>
      <text:p text:style-name="P21">- <text:span text:style-name="T33">Сел, меня волнует состояние наших отношений в последнее время, - начал я издалека.</text:span></text:p>
      <text:p text:style-name="P21">- <text:span text:style-name="T33">Да? - пробормотала аликорница не открывая глаз.</text:span></text:p>
      <text:p text:style-name="P22"/>
      <text:p text:style-name="P22">Тут что-то не так, Анон!</text:p>
      <text:p text:style-name="P22"/>
      <text:p text:style-name="P18">- Как ты могла <text:span text:style-name="T19">вчера</text:span> заснуть во время секса?!! - <text:span text:style-name="T14">я возмущенно уставился на аликорницу.</text:span></text:p>
      <text:p text:style-name="P20">Селестия открыла один глаз и страдальчески улыбнулась.</text:p>
      <text:p text:style-name="P20">-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20">-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20"/>
      <text:p text:style-name="P88">(Сел <text:span text:style-name="T34">признаётся</text:span>, что устаёт ещё и от того, что беременна. Анон в шоке. <text:span text:style-name="T35">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8"/>
      <text:h text:style-name="P185" text:outline-level="2">II</text:h>
      <text:p text:style-name="P137">&lt;Селестия расслабляется, счастливые дни → <text:span text:style-name="T140">Бунт с попыткой казни Селестии через обезглавливание. Палач необычайно учтив с Сел, но твёрд в намерениях&gt;</text:span></text:p>
      <text:h text:style-name="P185" text:outline-level="2">III</text:h>
      <text:p text:style-name="P139">&lt;Отправка Анона на Луну с Луной&gt;</text:p>
      <text:p text:style-name="P140">&lt;Сцена с голым Аноном и Луной&gt;</text:p>
      <text:h text:style-name="P185" text:outline-level="2">IV</text:h>
      <text:p text:style-name="P7"/>
      <text:h text:style-name="P185" text:outline-level="2">V</text:h>
      <text:p text:style-name="P7"/>
      <text:h text:style-name="P185" text:outline-level="2">VI</text:h>
      <text:p text:style-name="P142">Анакорн Анону: Что-то мне твоё лицо кажется знакомым. Мы раньше встречались?</text:p>
      <text:p text:style-name="P142"><text:soft-page-break/>- Каким образом? – усмехнулся Анон.</text:p>
      <text:h text:style-name="P185" text:outline-level="2">VII</text:h>
      <text:p text:style-name="P1"/>
      <text:p text:style-name="Text_20_body">Mike Oldfield - In the beginning &amp; Let there be light</text:p>
      <text:p text:style-name="P138"><text:a xlink:type="simple" xlink:href="https://www.youtube.com/watch?v=p9BoEuwuzIk" text:style-name="Internet_20_link" text:visited-style-name="Visited_20_Internet_20_Link">https://www.youtube.com/watch?v=p9BoEuwuzIk</text:a><text:line-break/></text:p>
      <text:p text:style-name="P97">Двенадцать жеребят под присмотром <text:span text:style-name="T40">учительницы</text:span> <text:span text:style-name="T37">скучали в фойе</text:span>. Экскурсовод – <text:span text:style-name="T36">высокая сухопарая кобыла-единорог в твидовом жакете c собранной в строгую буклю гривой – строго обращалась к воспитательнице.</text:span></text:p>
      <text:p text:style-name="P97">- <text:span text:style-name="T36">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7">- <text:span text:style-name="T38">Да-да, они у меня воспитанные, - вымученно улыбнулась кобыла-земнопони, задней ногой отодвинув жеребёнка от гипсового бюста.</text:span></text:p>
      <text:p text:style-name="P97">- <text:span text:style-name="T43">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3">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02"/>
      <text:p text:style-name="P100">Стайка пони <text:span text:style-name="T41">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100"/>
      <text:p text:style-name="P101">- <text:span text:style-name="T41">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pan><text:soft-page-break/><text:span text:style-name="T41">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101"/>
      <text:p text:style-name="P97">…</text:p>
      <text:p text:style-name="P97"/>
      <text:p text:style-name="P107">- И финальная часть нашей экспозиции, - <text:span text:style-name="T39">экскурсовод тряхнула копытом в сторону одинокой скульптуры, под которую был выделен целый зал.</text:span></text:p>
      <text:p text:style-name="P110"/>
      <text:p text:style-name="P110">Скульптура знавала и лучшие времена: <text:span text:style-name="T49">на припавшей к полу фигуре было </text:span>множество выщербин и царапин, одно крыло отломано, второе покрыто сетью трещин, часть хвоста остуств<text:span text:style-name="T66">овала</text:span>, голов<text:span text:style-name="T66">у</text:span> с отбитым ухом венча<text:span text:style-name="T66">л</text:span> облом<text:span text:style-name="T66">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51">замирало</text:span> от осознания того, какой она могла бы быть до повреждений.</text:p>
      <text:p text:style-name="P110"/>
      <text:p text:style-name="P108"><text:span text:style-name="T39">- </text:span>Многие считают, что эта статуя – всё, что осталось от легендарной правительницы древней Эквестрии, принцессы Селестии. <text:span text:style-name="T50">По завершающей легенде селестианского цикла она сразилась с </text:span><text:span text:style-name="T24">Горгоном</text:span><text:span text:style-name="T50"> за право властвовать над всем Эквусом и они сразили друг друга после недели битвы.</text:span></text:p>
      <text:p text:style-name="P11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5"/>
      <text:p text:style-name="P105">- <text:span text:style-name="T45">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5">- <text:span text:style-name="T47">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5">- <text:span text:style-name="T48">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6"/>
      <text:p text:style-name="P109">Его взрослые товарищи фейсхуфнули. <text:span text:style-name="T44">Экскурсовод поправила очки и окинула взором присмиревшую аудиторию.</text:span></text:p>
      <text:p text:style-name="P128">&lt;Побольше про Вьюва, развернуть&gt;</text:p>
      <text:p text:style-name="P104"/>
      <text:p text:style-name="P104">- <text:span text:style-name="T46">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6">Селестии </text:span>на <text:span text:style-name="T47">престоле</text:span> Эквестрии. <text:span text:style-name="T46">Несколько </text:span><text:soft-page-break/><text:span text:style-name="T46">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4"/>
      <text:p text:style-name="Text_20_body">- <text:span text:style-name="T39">А вы сами как считаете? - перебила экскурсовода </text:span><text:span text:style-name="T25">Индиго</text:span><text:span text:style-name="T39">. - Это принцесса Селестия, или работа этого… как его… Эйр Мурпла?</text:span></text:p>
      <text:p text:style-name="P99"/>
      <text:p text:style-name="P99">Экскурсовод посмотрела на жеребёнка поверх очков и слабо улыбнулась.</text:p>
      <text:p text:style-name="P99"/>
      <text:p text:style-name="P99">- <text:span text:style-name="T50">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1"/>
      <text:p text:style-name="P98">- <text:span text:style-name="T44">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8">- <text:span text:style-name="T42">Дасти Нупс, веди себя прилично! - шикнула на него учительница, - немедленно вернисть в группу!</text:span></text:p>
      <text:p text:style-name="P98">- <text:span text:style-name="T42">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8">- <text:span text:style-name="T52">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3"/>
      <text:p text:style-name="P103">&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103"/>
      <text:p text:style-name="P113">Я подошёл к статуе.</text:p>
      <text:p text:style-name="P113"/>
      <text:p text:style-name="P113">- Сел…</text:p>
      <text:p text:style-name="P113"/>
      <text:p text:style-name="P113">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6"><text:soft-page-break/>&lt;Развернуть боль Анона от осознания потери&gt;</text:p>
      <text:p text:style-name="P113"/>
      <text:p text:style-name="P113">- Ты же обещала дождаться меня…</text:p>
      <text:p text:style-name="P114"/>
      <text:p text:style-name="P124">Я поцеловал холодные губы статуи и <text:span text:style-name="T73">вышел на балкон. </text:span>П<text:span text:style-name="T73">ерегну</text:span>вшись<text:span text:style-name="T73"> через перила, </text:span>посмотрел вниз<text:span text:style-name="T73">.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6">&lt;развернуть страдания Анона&gt;</text:p>
      <text:p text:style-name="P125"/>
      <text:p text:style-name="P115">Меня накрыла тень.</text:p>
      <text:p text:style-name="P115"/>
      <text:p text:style-name="P113">- Я обещала <text:span text:style-name="T53">тебя дождаться </text:span>и я выполнила своё о<text:span text:style-name="T53">б</text:span>ещание, мой маленький человек, - Селестия опустила голову мне на плечо.</text:p>
      <text:p text:style-name="P113">- <text:span text:style-name="T5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6">Селестия в ответ прижала меня к себе крылом. <text:span text:style-name="T27">Одним</text:span><text:span text:style-name="T56">.</text:span></text:p>
      <text:p text:style-name="P115"/>
      <text:p text:style-name="P113">- <text:span text:style-name="T54">Ну же, Анон, не стоит так переживать, я же сказала, что буду ждать. Когда я тебя обманывала?</text:span></text:p>
      <text:p text:style-name="P113">- <text:span text:style-name="T55">Ты… Ты… Глупая ты лошадь… - бормотал я, крепче вжимаясь лицом в белоснежную шею.</text:span></text:p>
      <text:p text:style-name="P117">Аликорница только вздыхала.</text:p>
      <text:p text:style-name="P117"/>
      <text:p text:style-name="P117">Наконец я отпрянул от неё и вытер ладонью слёзы. <text:span text:style-name="T57">И снова перехватило дыхание – от ужаса.</text:span></text:p>
      <text:p text:style-name="P117">- <text:span text:style-name="T57">Сел!!!</text:span></text:p>
      <text:p text:style-name="P117">- <text:span text:style-name="T57">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7"/>
      <text:p text:style-name="P118">Аликорница недовольно сморщила нос. <text:span text:style-name="T58">Я оцепенело рассматривал сломанный рог, обломок кости вместо крыла и многочисленные рваные раны, покрывавшие тело Селестии.</text:span></text:p>
      <text:p text:style-name="P118"/>
      <text:p text:style-name="P118">- <text:span text:style-name="T58">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text:span><text:soft-page-break/><text:span text:style-name="T58">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8">- <text:span text:style-name="T59">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9"/>
      <text:p text:style-name="P119">Жакет упал на пол, освободив пару крыльев. К нему же отправились и очки <text:span text:style-name="T60">с зажимом для волос</text:span>. <text:span text:style-name="T62">Освобождённая грива развернулась вокруг тёмной аликорницы пышным ореолом. Луна подошла к Селестии вплотную, нос к носу.</text:span></text:p>
      <text:p text:style-name="P119"/>
      <text:p text:style-name="P119">- <text:span text:style-name="T61">Мы рады, что ты вернулась.</text:span></text:p>
      <text:p text:style-name="P119"/>
      <text:p text:style-name="P120">Коротко кивнув <text:span text:style-name="T63">и </text:span>мне, Луна отвернулась. За сухостью приветствия от меня не ускользнул быстрый жест крылом, как будто смахивающий пылинку с глаза.</text:p>
      <text:p text:style-name="P103"/>
      <text:p text:style-name="P103">…</text:p>
      <text:p text:style-name="P103"/>
      <text:p text:style-name="P103">- <text:span text:style-name="T64">ЛУНА! - Селестия притянула сестру к себе, заключив в объятиях. - Я не надеялась увидеть тебя живой!</text:span></text:p>
      <text:p text:style-name="P103">- <text:span text:style-name="T65">Сестрица, право же, оставь эти нежности! Подумаешь – не виделись </text:span><text:span text:style-name="T23">десять тысяч </text:span><text:span text:style-name="T65">лет, всего-то! - пробормотала Луна и обняла, в свою очередь, Селестию.</text:span></text:p>
      <text:p text:style-name="P121">- И кто бы говорил мне о надежде… Мне, тысячи лет присматривающей за статуей, в которую превратилась моя бесталанная сестра!..</text:p>
      <text:p text:style-name="P121">- Я так скучала! Я так переживала!</text:p>
      <text:p text:style-name="P121">- Я пыталась найти способ расколдовать тебя. Увы, заклятие ещё более сильное, чем то, что сослало меня на Луну когда-то…</text:p>
      <text:p text:style-name="P121"/>
      <text:p text:style-name="P121">Я смотрел на воркующих сестёр и сердце моё оттаивало. <text:span text:style-name="T67">Всё плохое, что могло произойти, осталось в прошлом и сейчас творилось только хорошее.</text:span></text:p>
      <text:p text:style-name="P121"/>
      <text:p text:style-name="P121">- <text:span text:style-name="T68">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21">- <text:span text:style-name="T68">Твоя правда, Сестра, - согласилась с ней Луна. - Я хотела сказать тебе позже, но ты сама всё поняла.</text:span></text:p>
      <text:p text:style-name="P122"/>
      <text:p text:style-name="P122">Старшая аликорница посмотрела на младшую и обе согласно кивнули.</text:p>
      <text:p text:style-name="P122"/>
      <text:p text:style-name="P122">- Анон, мы хотели бы вернуться. - Селестия с тревогой смотрела на меня. - Пойдёшь ли ты с нами?</text:p>
      <text:p text:style-name="P122"><text:soft-page-break/>- Вернуться? Куда?</text:p>
      <text:p text:style-name="P122">- В наш изначальный мир, откуда мы пришли в Эквус. Нам нужно отдохнуть. Многотысячелетнее правление утомляет…</text:p>
      <text:p text:style-name="P122">- А потом?</text:p>
      <text:p text:style-name="P122">- Потом? Кто знает? Быть может, безмятежная тихая жизнь в уютном доме, быть может, новые миры и новые вызовы… Ты пойдёшь с нами?</text:p>
      <text:p text:style-name="P122"/>
      <text:p text:style-name="P136">Я посмотрел на небо, на облака, на солнце и улыбнулся.</text:p>
      <text:p text:style-name="P136"/>
      <text:p text:style-name="P12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22">- Правильное решение, - кивнула Луна. - Мы рады. Как нам ни стыдно признаваться, но Мы привыкли к твоему присутствию и Нам не хватало бы твоих <text:span text:style-name="T69">тупых шуток</text:span>. </text:p>
      <text:p text:style-name="P121"/>
      <text:p text:style-name="P123">Я рассмеялся. Всё стало на свои места, как в старые добрые времена.</text:p>
      <text:p text:style-name="P123">- Тогда помчали?</text:p>
      <text:p text:style-name="P123">- Да. - Селестия повернулась к Луне. - Как в тот раз, после битвы у <text:span text:style-name="T70">Х</text:span>олодной скалы?</text:p>
      <text:p text:style-name="P123">- Да. По другому ты сейчас не сможешь.</text:p>
      <text:p text:style-name="P123"/>
      <text:p text:style-name="P123">Луна подошла вплотную к Селестии со стороны отсутствующего крыла, бок к боку, <text:span text:style-name="T70">и крепко обняла раненую аликорницу крылом.</text:span></text:p>
      <text:p text:style-name="P123">- <text:span text:style-name="T74">Проверим силы. Раз. Два. Три! - Луна взмахнула свободным крылом.</text:span></text:p>
      <text:p text:style-name="P129">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7">&lt;расписать тренировку – с виражами, кульбитами и пике&gt;</text:p>
      <text:p text:style-name="P129"/>
      <text:p text:style-name="P129">Наконец, тандем приземлился.</text:p>
      <text:p text:style-name="P123"/>
      <text:p text:style-name="P123">- <text:span text:style-name="T70">Анон, - обратилась ко мне Селестия, - Хотела бы я нести тебя сейчас… Увы – раны не позволят. Садись на Луну, пожалуйста…</text:span></text:p>
      <text:p text:style-name="P130">Луна <text:span text:style-name="T75">повернулась ко мне и нахмурилась</text:span>. <text:span text:style-name="T75">Я замялся, как школьник перед придирчивой учительницей. </text:span></text:p>
      <text:p text:style-name="P130"/>
      <text:p text:style-name="P132">Честное слово, Сел могла бы придумать что-нибудь получше, чем ездить на этой фурии, Анон!</text:p>
      <text:p text:style-name="P130"/>
      <text:p text:style-name="P130"><text:span text:style-name="T75">Внезапно </text:span>строгую морду осветила улыбка и <text:span text:style-name="T75">бирюзовый глаз подмигнул мне.</text:span></text:p>
      <text:p text:style-name="P130"><text:soft-page-break/></text:p>
      <text:p text:style-name="P130">- <text:span text:style-name="T75">Ты всё ещё боишься нас, Анон. Это после стольких-то лет знакомства. Это забавляет. Садись!</text:span></text:p>
      <text:p text:style-name="P130"/>
      <text:p text:style-name="P123">…</text:p>
      <text:p text:style-name="P123"/>
      <text:p text:style-name="P131">Мистик Вьюв – х<text:span text:style-name="T72">л</text:span>аб<text:span text:style-name="T72">л</text:span>ый! Мистик Вьюв не убе<text:span text:style-name="T72">з</text:span>ал, как <text:span text:style-name="T72">длугие</text:span>, <text:span text:style-name="T72">от</text:span> <text:span text:style-name="T72">стласного </text:span>Анон<text:span text:style-name="T72">а</text:span>! Мистик В<text:span text:style-name="T71">ь</text:span>юв <text:span text:style-name="T72">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33">Далеко-далеко в небо!</text:p>
      <text:p text:style-name="P123"/>
      <text:p text:style-name="P123"/>
      <text:p text:style-name="P121"/>
      <text:p text:style-name="P96">===============================================================================</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5">…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94">...</text:p>
      <text:p text:style-name="P87">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6">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2">Я хрустнул пальцами и взялся за <text:span text:style-name="T7">карандаш</text:span>…</text:p>
      <text:p text:style-name="P12">…</text:p>
      <text:p text:style-name="P12"/>
      <text:p text:style-name="P13"/>
      <text:p text:style-name="P13">…</text:p>
      <text:p text:style-name="P3"><text:soft-page-break/>-----------------------------------------------</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34"/>
      <text:p text:style-name="P134">===================================</text:p>
      <text:p text:style-name="P135">Сел одно время становится наркоманкой</text:p>
      <text:p text:style-name="P135"><text:line-break/><text:line-break/></text:p>
      <text:p text:style-name="P10"><text:span text:style-name="T77"><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10"><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text:soft-pag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1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1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1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text:soft-page-break/>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text:soft-page-break/>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8"/>
      <text:p text:style-name="P8"/>
      <text:p text:style-name="P141">Coldplay – Talk</text:p>
      <text:p text:style-name="P9"><text:line-break/></text:p>
      <text:p text:style-name="P9">---------------------------------------</text:p>
      <text:p text:style-name="P143"/>
      <text:p text:style-name="P143"><text:span text:style-name="T146">Грымза</text:span> поднесла блюдце и стакан с водой. <text:span text:style-name="T143">Я съёжился под её колючим взглядом.</text:span></text:p>
      <text:p text:style-name="P143"/>
      <text:p text:style-name="P143">- Пей.</text:p>
      <text:p text:style-name="P143"/>
      <text:p text:style-name="P143"><text:span text:style-name="T141">Она строго проследила за тем, как я</text:span> взял с блюдца <text:span text:style-name="T141">таблетку</text:span> и запил. <text:span text:style-name="T141">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span></text:p>
      <text:p text:style-name="P143"><text:soft-page-break/></text:p>
      <text:p text:style-name="P143">- <text:span text:style-name="T142">Открой рот.</text:span></text:p>
      <text:p text:style-name="P143"/>
      <text:p text:style-name="P144">Я открыл <text:span text:style-name="T143">хлебальник </text:span>и повертел языком вверх – вниз – <text:span text:style-name="T143">в стороны</text:span>, показывая, что не спрятал гал<text:span text:style-name="T144">о</text:span>перидол <text:span text:style-name="T143">за щекой или под корнем</text:span>.</text:p>
      <text:p text:style-name="P145"><text:span text:style-name="T146">Грымза </text:span>удовлетворительно кивнула и направилась к выходу.</text:p>
      <text:p text:style-name="P146"/>
      <text:p text:style-name="P146">Скрипнула дверь. <text:span text:style-name="T153">Белая фигура скрылась за грязным стеклом. </text:span>Я прислушался к удаляющимся шагам по коридору. Когда они окончательно стихли, я <text:span text:style-name="T145">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span></text:p>
      <text:p text:style-name="P146"/>
      <text:p text:style-name="P149">Напротив меня лежал Терминатор. Нет, не тот, который с железным скелетом внутри, а который из <text:span text:style-name="T148">ртути</text:span>. Собственно, в этом даже жидкого металла не было, но однажды он попытался пробежать сквозь оконную решётку, прямо как тот, <text:span text:style-name="T148">ртутный</text:span>.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47"/>
      <text:p text:style-name="P147">Терминатор безучастно смотрел в потолок, чуть левее лампы. После неудачной пробежки у него замкнулись какие-то цепи в голове и он <text:span text:style-name="T147">созерцал никому не известные дали, отвлекаясь только на еду, сон и испражнения.</text:span></text:p>
      <text:p text:style-name="P148"/>
      <text:p text:style-name="P148">Я медленно протянул руку и достал из-под его кровати судно. Терминатор, как единственный неходячий в палате, был монопольным обладателем утки, <text:span text:style-name="T151">чему я страшно завидовал</text:span>. К счастью, сегодня он ещё не успел ею воспользоваться. Нет, мне бы это не помешало, но сильно подпортило бы фэншуй.</text:p>
      <text:p text:style-name="P148">Пододвинув судно одной рукой к себе поближе, я склонился над ним и засунул вторую <text:span text:style-name="T154">руку </text:span>как можно глубже себе в рот.</text:p>
      <text:p text:style-name="P148"/>
      <text:p text:style-name="P150">Вооот тааак...</text:p>
      <text:p text:style-name="P148"/>
      <text:p text:style-name="P150">Я, наверное, единственный человек в мире, умеющий блевать бесшумно.</text:p>
      <text:p text:style-name="P150">Таблетка стукнулась <text:span text:style-name="T150">в</text:span> эмалированный металл. <text:span text:style-name="T149">Теперь её надо обязательно забрать во избежание обнаружения, растолочь монеткой в кашицу и размазать по полу под койкой.</text:span></text:p>
      <text:p text:style-name="P151"/>
      <text:p text:style-name="P153"><text:span text:style-name="T155">Я осторожно задвинул судно обратно под кровать Терминатору. </text:span>Дело сделано. <text:span text:style-name="T152">Теперь можно и заснуть.</text:span></text:p>
      <text:p text:style-name="P154"/>
      <text:p text:style-name="P154"><text:soft-page-break/>------------------------------------</text:p>
      <text:p text:style-name="P154"/>
      <text:p text:style-name="P155">Сюжет:</text:p>
      <text:p text:style-name="P157">Анон лежит в психушке и ему снятся сны (чтоб их видеть, он скрывает, что не пьёт галоперидол). Во снах – отдельная сюжетная линия (временная петля). <text:span text:style-name="T168">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57"/>
      <text:p text:style-name="P169">(с этого момента начинаются воспоминания Хумана)-&gt;</text:p>
      <text:p text:style-name="P169"/>
      <text:p text:style-name="P170">…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56"/>
      <text:p text:style-name="P171">Вот как раз похождения Анона в глубоком прошлом Эквестрии и снятся Анону в психушке.</text:p>
      <text:p text:style-name="P155"/>
      <text:p text:style-name="P155">-----------------</text:p>
      <text:p text:style-name="P159">Фантастические Сны Анона из психушки – придумала Селестия, превращённая в камень. Эквестрийский Сон (с Обменом) – придумал Анон в ответ. Это и есть великий Обмен.</text:p>
      <text:p text:style-name="P155">-----------------</text:p>
      <text:p text:style-name="P155"/>
      <text:p text:style-name="P155"/>
      <text:p text:style-name="P155"/>
      <text:p text:style-name="P155"/>
      <text:p text:style-name="P158">Сон 1: </text:p>
      <text:p text:style-name="P158"/>
      <text:p text:style-name="P160"><text:span text:style-name="T158">Джет</text:span> нетерпеливо <text:span text:style-name="T156">толкала</text:span> меня <text:span text:style-name="T156">копытом в</text:span> плечо.</text:p>
      <text:p text:style-name="P160">- <text:span text:style-name="T158">Хум</text:span>, вставай! <text:span text:style-name="T158">Хум! Пора собираться! Хум… Хуман!!!</text:span></text:p>
      <text:p text:style-name="P163">Последний толчок был больше похож на <text:span text:style-name="T159">пинок. Я со стоном разлепил веки.</text:span></text:p>
      <text:p text:style-name="P164"/>
      <text:p text:style-name="P164"><text:span text:style-name="T162">Поняха</text:span> прыгала вокруг меня в нетерпении, бросая скомкан<text:span text:style-name="T164">ые</text:span> <text:span text:style-name="T164">шмотки</text:span> в рюкзак и утрамбовывая <text:span text:style-name="T164">их</text:span> задними ногами. <text:span text:style-name="T160">Солнечные зайчики едва поспевали за ней, осыпая весёлыми искрами её рыжую шкурку.</text:span></text:p>
      <text:p text:style-name="P164"/>
      <text:p text:style-name="P164"><text:soft-page-break/>- <text:span text:style-name="T166">Оно приближается! Я чувствую дрожь земли</text:span><text:span text:style-name="T163">!</text:span><text:span text:style-name="T162"> Надо убираться отсюда!</text:span></text:p>
      <text:p text:style-name="P160"/>
      <text:p text:style-name="P166">Последнюю порцию барахла Джет утрамбовала, с размаху усевшись на рюкзак. Тот жалобно скрипнул.</text:p>
      <text:p text:style-name="P166"/>
      <text:p text:style-name="P166">- <text:span text:style-name="T165">Да вставай же!</text:span></text:p>
      <text:p text:style-name="P167">Не дождавшись, Джет нетерпеливо прыгнула ко мне и, поддев мордой, перевела в сидячее положение.</text:p>
      <text:p text:style-name="P167">Рюкзак, облегчённо крякнув, вывалил половину содержимого на землю.</text:p>
      <text:p text:style-name="P167"/>
      <text:p text:style-name="P168">Две недели! Две грёбаные недели мы скрытно пробираемся к горам, как какие-то <text:span text:style-name="T167">беглые каторжники</text:span>. </text:p>
      <text:p text:style-name="P168">За нами гонятся. <text:span text:style-name="T167">Один раз мы чуть не попались. Джет вышла к деревушке купить продуктов, и кто-то на неё настучал. </text:span></text:p>
      <text:p text:style-name="P168"/>
      <text:p text:style-name="P165">(<text:span text:style-name="T161">Джет</text:span> – единственная, кто помогает Хуману в этом времени. <text:span text:style-name="T166">За Хумом гонится ...</text:span>)</text:p>
      <text:p text:style-name="P160"/>
      <text:p text:style-name="P160"/>
      <text:p text:style-name="P172">===========================================</text:p>
      <text:p text:style-name="P172"/>
      <text:p text:style-name="P172">&lt;Сцена в туалете психушки. У Анона стреляют сигареты. Слышен диктор из динамика – он сообщает об ухудшении международной обстановки. <text:span text:style-name="T176">Римский папа призывает отказаться от ядерного оружия</text:span>)&gt;</text:p>
      <text:p text:style-name="P160"/>
      <text:p text:style-name="P172">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60">- <text:span text:style-name="T176">Дедлайн, курево не долганёшь?</text:span></text:p>
      <text:p text:style-name="P160"/>
      <text:p text:style-name="P160"/>
      <text:p text:style-name="P160"/>
      <text:p text:style-name="P160"/>
      <text:p text:style-name="P160"/>
      <text:p text:style-name="P160"/>
      <text:p text:style-name="P160"/>
      <text:p text:style-name="P160"/>
      <text:p text:style-name="P161"><text:soft-page-break/>(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7">сама </text:span>Сел стала статуей, <text:span text:style-name="T157">а Луну закинуло на луну</text:span>).</text:p>
      <text:p text:style-name="P158"/>
      <text:p text:style-name="P158">Сон 2:</text:p>
      <text:p text:style-name="P158"/>
      <text:p text:style-name="P162">Анон в теле жеребца – Фолаут Эквестрия</text:p>
      <text:p text:style-name="P158"/>
      <text:p text:style-name="P158">Сон 3:</text:p>
      <text:p text:style-name="P158"/>
      <text:p text:style-name="P158">Сон 4:</text:p>
      <text:p text:style-name="P158">Сон 5:</text:p>
      <text:p text:style-name="P158"/>
      <text:p text:style-name="P158">Сборка в Эквестрии</text:p>
      <text:p text:style-name="P158"/>
      <text:p text:style-name="P158"/>
      <text:p text:style-name="P173">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73">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73">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73">Я закрыл глаза, запрокинул голову и засмеялся. И смеялся до тех пор, пока сияние не выжгло мне глаза.</text:p>
      <text:p text:style-name="P175">.</text:p>
      <text:p text:style-name="P175">.</text:p>
      <text:p text:style-name="P175">.</text:p>
      <text:p text:style-name="P175">.</text:p>
      <text:p text:style-name="P175">.</text:p>
      <text:p text:style-name="P175">В абсолютном, всепоглощающем сиянии стали проступать очертания.</text:p>
      <text:p text:style-name="P176">Длинный рог… <text:span text:style-name="T175">Переливающийся каскад </text:span>волн <text:span text:style-name="T32">пышной</text:span><text:span text:style-name="T175"> </text:span>гривы… <text:span text:style-name="T175">Огромные крылья, бессильно распростёртые по полу…. </text:span>Пронзительный взгляд огромных глаз <text:span text:style-name="T170">из-под скрывающей полморды чёлки.</text:span></text:p>
      <text:p text:style-name="P175"/>
      <text:p text:style-name="P175">- <text:span text:style-name="T170">Ты всё же пришёл… Мне хватило сил призвать тебя, Проводник… Кха-кха-кха…</text:span></text:p>
      <text:p text:style-name="P177"><text:soft-page-break/><text:span text:style-name="T171">Она</text:span> выкашляла пару клубов <text:span text:style-name="T171">неестественно-</text:span>ярко<text:span text:style-name="T171">го </text:span>розового дыма.</text:p>
      <text:p text:style-name="P177"/>
      <text:p text:style-name="P177">- <text:span text:style-name="T172">Буду говорить кратко, потому что время моё подходит к концу… Сестра уже ушла, и мне тоже осталось недолго.</text:span></text:p>
      <text:p text:style-name="P177"/>
      <text:p text:style-name="P180">Окружающий мир сфокусировался достаточно, чтобы я смог разглядеть <text:span text:style-name="T174">в розовом тумане </text:span>к<text:span text:style-name="T169">аменные перила широкого балкона, с</text:span>т<text:span text:style-name="T169">ройные иглы высоких башень на заднем плане… </text:span>и <text:span text:style-name="T173">лежащее у ног моей собеседницы тело, </text:span>похоже<text:span text:style-name="T173">е</text:span> на <text:span text:style-name="T173">неё</text:span>, только меньших размеров и тёмного окраса.</text:p>
      <text:p text:style-name="P180"/>
      <text:p text:style-name="P181">- <text:span text:style-name="T177">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80"/>
      <text:p text:style-name="P182">Копыто крылатой единорожихи поехало по плитке пола, но, собравшись с силами, она выпрямилась.</text:p>
      <text:p text:style-name="P180"/>
      <text:p text:style-name="P178">- <text:span text:style-name="T171">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77"/>
      <text:p text:style-name="P179">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78">Я ущипнул себя за нос.</text:span></text:p>
      <text:p text:style-name="P183">Больно, блин!</text:p>
      <text:p text:style-name="P179"/>
      <text:p text:style-name="P179"/>
      <text:p text:style-name="P177"/>
      <text:p text:style-name="P175"/>
      <text:p text:style-name="P175"/>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11-25T01:34:41.849361197</dc:date>
    <meta:editing-duration>P17DT12H16M46S</meta:editing-duration>
    <meta:editing-cycles>344</meta:editing-cycles>
    <meta:generator>LibreOffice/5.1.6.2$Linux_X86_64 LibreOffice_project/10m0$Build-2</meta:generator>
    <meta:document-statistic meta:table-count="0" meta:image-count="0" meta:object-count="0" meta:page-count="25" meta:paragraph-count="313" meta:word-count="7632" meta:character-count="51374" meta:non-whitespace-character-count="43929"/>
  </office:meta>
</office:document-meta>
</file>